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ISRAEL SHOULD DO (147:1, 7, 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ISRAEL SHOULD DO (147:1, 7, 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aise God with your mouth (147:1, 1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raise God with your music (147: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ISRAEL SHOULD DO (147:1, 7, 1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Y ISRAEL SHOULD DO IT (147:2-6, 8-11, 13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WHY ISRAEL SHOULD DO IT (147:2-6, 8-11, 13-20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For his work with Israel (147:2, 13-14, 19-20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his work with Israel (147:2, 13-14, 19-20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rebuilds Jerusalem (147:2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brings back the exiles (147:2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fortifies the gates and sends peace across the nation (147:13-14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e supplies the finest wheat for food (147:1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e gives his law to Israel alone (147:19-20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WHY ISRAEL SHOULD DO IT (147:2-6, 8-11, 13-20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For his work with Israel (147:2, 13-14, 19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For his work with nature (147:8-10, 15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For his work with nature (147:8-10, 15-18)<text:s text:c="1"/></text:span><text:span text:style-name="a521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e sends rain for the grass (147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feeds the wild animals (147:9-10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creates and controls the weather (147:15-1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old snows, frosts, and hail of winter (147:15-1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warm winds of spring (147: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WHY ISRAEL SHOULD DO IT (147:2-6, 8-11, 13-20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For his work with Israel (147:2, 13-14, 19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or his work with nature (147:8-10, 15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or his work with the heavens (147:4-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For his work with the heavens (147:4-5)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counts and names the stars (147:4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has absolute power over the heavens (147:5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WHY ISRAEL SHOULD DO IT (147:2-6, 8-11, 13-20):<text:s text:c="1"/></text:span><text:span text:style-name="a578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For his work with Israel (147:2, 13-14, 19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For his work with nature (147:8-10, 15-18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For his work with the heavens (147:4-5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For his work with the redeemed (147:3, 6, 11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For his work with the redeemed (147:3, 6, 11)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He heals the brokenhearted and binds their wounds (147:3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e supports the humble (147:6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e brings down the wicked (147:6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delights in those who honor him and hope in his unfailing love (147:11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WHY ISRAEL SHOULD DO IT (147:2-6, 8-11, 13-20):<text:s text:c="1"/></text:span><text:span text:style-name="a620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For his work with Israel (147:2, 13-14, 19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For his work with nature (147:8-10, 15-1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For his work with the heavens (147:4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For his work with the redeemed (147:3, 6, 11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PSALM 147<text:s text:c="1"/></text:span><text:span text:style-name="a641" text:class-names=""/></text:p>
          </draw:text-box>
          <svg:title/>
          <svg:desc/>
        </draw:frame>
        <draw:frame draw:id="id108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WHAT ISRAEL SHOULD DO (147:1, 7, 1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WHY ISRAEL SHOULD DO IT (147:2-6, 8-11, 13-20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7 </dc:title>
    <meta:initial-creator>David STRICKLAND</meta:initial-creator>
    <dc:creator>David STRICKLAND</dc:creator>
    <meta:creation-date>2020-02-23T23:21:31Z</meta:creation-date>
    <dc:date>2020-02-23T23:21:32Z</dc:date>
    <meta:template xlink:href="BibleStudy" xlink:type="simple"/>
    <meta:editing-cycles>1</meta:editing-cycles>
    <meta:editing-duration>PT0S</meta:editing-duration>
    <meta:document-statistic meta:paragraph-count="50" meta:word-count="540"/>
  </office:meta>
</office:document-meta>
</file>